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102"/>
            <table:dependency table:id="ct92"/>
            <table:dependency table:id="ct86"/>
            <table:dependency table:id="ct79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9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9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2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  <table:insertion table:id="ct20" table:type="column" table:position="0" table:table="0">
          <office:change-info>
            <dc:creator> </dc:creator>
            <dc:date>2021-12-01T13:57:43.919494129</dc:date>
          </office:change-info>
          <table:dependencies>
            <table:dependency table:id="ct49"/>
            <table:dependency table:id="ct38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0" table:table="0"/>
          <office:change-info>
            <dc:creator> </dc:creator>
            <dc:date>2021-12-01T13:57:49.39885833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 </dc:creator>
            <dc:date>2021-12-01T13:57:51.585806927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0"/>
          <office:change-info>
            <dc:creator> </dc:creator>
            <dc:date>2021-12-01T13:57:53.505885685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0"/>
          <office:change-info>
            <dc:creator> </dc:creator>
            <dc:date>2021-12-01T13:57:54.02459001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7" table:table="0"/>
          <office:change-info>
            <dc:creator> </dc:creator>
            <dc:date>2021-12-01T13:57:57.527340655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1-12-01T13:58:03.71937743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7" table:table="0"/>
          <office:change-info>
            <dc:creator> </dc:creator>
            <dc:date>2021-12-01T13:58:06.878687332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21-12-01T13:58:09.49604290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0"/>
          <office:change-info>
            <dc:creator> </dc:creator>
            <dc:date>2021-12-01T13:58:20.45002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7" table:table="0"/>
          <office:change-info>
            <dc:creator> </dc:creator>
            <dc:date>2021-12-01T13:58:22.69261485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7" table:table="0"/>
          <office:change-info>
            <dc:creator> </dc:creator>
            <dc:date>2021-12-01T13:58:23.809894459</dc:date>
          </office:change-info>
          <table:previous>
            <table:change-track-table-cell/>
          </table:previous>
        </table:cell-content-change>
        <table:cell-content-change table:id="ct32">
          <table:cell-address table:column="9" table:row="7" table:table="0"/>
          <office:change-info>
            <dc:creator> </dc:creator>
            <dc:date>2021-12-01T13:58:31.512988072</dc:date>
          </office:change-info>
          <table:previous>
            <table:change-track-table-cell/>
          </table:previous>
        </table:cell-content-change>
        <table:cell-content-change table:id="ct33">
          <table:cell-address table:column="9" table:row="8" table:table="0"/>
          <office:change-info>
            <dc:creator> </dc:creator>
            <dc:date>2021-12-01T13:58:31.512993778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7" table:table="0"/>
          <office:change-info>
            <dc:creator> </dc:creator>
            <dc:date>2021-12-01T13:58:36.677002008</dc:date>
          </office:change-info>
          <table:previous>
            <table:change-track-table-cell/>
          </table:previous>
        </table:cell-content-change>
        <table:cell-content-change table:id="ct35">
          <table:cell-address table:column="12" table:row="7" table:table="0"/>
          <office:change-info>
            <dc:creator> </dc:creator>
            <dc:date>2021-12-01T13:58:43.085469113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" table:table="0"/>
          <office:change-info>
            <dc:creator> </dc:creator>
            <dc:date>2021-12-06T07:47:05.979569309</dc:date>
          </office:change-info>
          <table:previous>
            <table:change-track-table-cell office:value-type="string">
              <text:p>1.3355558336209525</text:p>
            </table:change-track-table-cell>
          </table:previous>
        </table:cell-content-change>
        <table:cell-content-change table:id="ct37">
          <table:cell-address table:column="10" table:row="5" table:table="0"/>
          <office:change-info>
            <dc:creator> </dc:creator>
            <dc:date>2021-12-06T07:47:09.741069515</dc:date>
          </office:change-info>
          <table:previous>
            <table:change-track-table-cell office:value-type="string">
              <text:p>1.3520133635024707</text:p>
            </table:change-track-table-cell>
          </table:previous>
        </table:cell-content-change>
        <table:cell-content-change table:id="ct38">
          <table:cell-address table:column="0" table:row="10" table:table="0"/>
          <office:change-info>
            <dc:creator> </dc:creator>
            <dc:date>2021-12-06T08:21:12.085910817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0" table:table="0"/>
          <office:change-info>
            <dc:creator> </dc:creator>
            <dc:date>2021-12-06T08:21:15.08696180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0"/>
          <office:change-info>
            <dc:creator> </dc:creator>
            <dc:date>2021-12-06T08:21:18.566506993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0" table:table="0"/>
          <office:change-info>
            <dc:creator> </dc:creator>
            <dc:date>2021-12-06T08:21:21.821681669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10" table:table="0"/>
          <office:change-info>
            <dc:creator> </dc:creator>
            <dc:date>2021-12-06T08:21:32.083922474</dc:date>
          </office:change-info>
          <table:previous>
            <table:change-track-table-cell/>
          </table:previous>
        </table:cell-content-change>
        <table:cell-content-change table:id="ct43">
          <table:cell-address table:column="9" table:row="10" table:table="0"/>
          <office:change-info>
            <dc:creator> </dc:creator>
            <dc:date>2021-12-06T08:21:40.444025536</dc:date>
          </office:change-info>
          <table:previous>
            <table:change-track-table-cell/>
          </table:previous>
        </table:cell-content-change>
        <table:cell-content-change table:id="ct44">
          <table:cell-address table:column="9" table:row="11" table:table="0"/>
          <office:change-info>
            <dc:creator> </dc:creator>
            <dc:date>2021-12-06T08:21:40.444031858</dc:date>
          </office:change-info>
          <table:previous>
            <table:change-track-table-cell/>
          </table:previous>
        </table:cell-content-change>
        <table:cell-content-change table:id="ct45">
          <table:cell-address table:column="12" table:row="10" table:table="0"/>
          <office:change-info>
            <dc:creator> </dc:creator>
            <dc:date>2021-12-06T08:21:46.080954496</dc:date>
          </office:change-info>
          <table:previous>
            <table:change-track-table-cell/>
          </table:previous>
        </table:cell-content-change>
        <table:insertion table:id="ct46" table:type="column" table:position="11" table:table="0">
          <office:change-info>
            <dc:creator> </dc:creator>
            <dc:date>2021-12-06T08:21:58.728303243</dc:date>
          </office:change-info>
          <table:dependencies>
            <table:dependency table:id="ct60"/>
            <table:dependency table:id="ct48"/>
            <table:dependency table:id="ct47"/>
          </table:dependencies>
        </table:insertion>
        <table:cell-content-change table:id="ct47">
          <table:cell-address table:column="11" table:row="0" table:table="0"/>
          <office:change-info>
            <dc:creator> </dc:creator>
            <dc:date>2021-12-06T08:22:04.676983273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10" table:table="0"/>
          <office:change-info>
            <dc:creator> </dc:creator>
            <dc:date>2021-12-06T08:22:10.417796221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13" table:table="0"/>
          <office:change-info>
            <dc:creator> </dc:creator>
            <dc:date>2021-12-06T08:37:48.58112230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3" table:table="0"/>
          <office:change-info>
            <dc:creator> </dc:creator>
            <dc:date>2021-12-06T08:37:51.065358975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3" table:table="0"/>
          <office:change-info>
            <dc:creator> </dc:creator>
            <dc:date>2021-12-06T08:37:55.626200649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0"/>
          <office:change-info>
            <dc:creator> </dc:creator>
            <dc:date>2021-12-06T08:37:58.93009018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3" table:table="0"/>
          <office:change-info>
            <dc:creator> </dc:creator>
            <dc:date>2021-12-06T08:38:00.729709802</dc:date>
          </office:change-info>
          <table:previous table:id="ct51">
            <table:change-track-table-cell office:value-type="float" office:value="3.6"/>
          </table:previous>
        </table:cell-content-change>
        <table:cell-content-change table:id="ct54">
          <table:cell-address table:column="3" table:row="13" table:table="0"/>
          <office:change-info>
            <dc:creator> </dc:creator>
            <dc:date>2021-12-06T08:38:03.902251901</dc:date>
          </office:change-info>
          <table:previous table:id="ct52">
            <table:change-track-table-cell office:value-type="string">
              <text:p>0.01</text:p>
            </table:change-track-table-cell>
          </table:previous>
        </table:cell-content-change>
        <table:cell-content-change table:id="ct55">
          <table:cell-address table:column="2" table:row="13" table:table="0"/>
          <office:change-info>
            <dc:creator> </dc:creator>
            <dc:date>2021-12-06T08:38:21.250373685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56">
          <table:cell-address table:column="3" table:row="13" table:table="0"/>
          <office:change-info>
            <dc:creator> </dc:creator>
            <dc:date>2021-12-06T08:38:25.975716934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7">
          <table:cell-address table:column="9" table:row="13" table:table="0"/>
          <office:change-info>
            <dc:creator> </dc:creator>
            <dc:date>2021-12-06T08:38:43.048600799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14" table:table="0"/>
          <office:change-info>
            <dc:creator> </dc:creator>
            <dc:date>2021-12-06T08:38:43.04861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10" table:row="13" table:table="0"/>
          <office:change-info>
            <dc:creator> </dc:creator>
            <dc:date>2021-12-06T08:38:52.01508091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13" table:table="0"/>
          <office:change-info>
            <dc:creator> </dc:creator>
            <dc:date>2021-12-06T08:38:55.417916622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13" table:table="0"/>
          <office:change-info>
            <dc:creator> </dc:creator>
            <dc:date>2021-12-06T08:39:08.328912135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3" table:table="0"/>
          <office:change-info>
            <dc:creator> </dc:creator>
            <dc:date>2021-12-06T08:42:42.076322083</dc:date>
          </office:change-info>
          <table:previous table:id="ct36">
            <table:change-track-table-cell office:value-type="string">
              <text:p>1.3355558336209525/2</text:p>
            </table:change-track-table-cell>
          </table:previous>
        </table:cell-content-change>
        <table:cell-content-change table:id="ct63">
          <table:cell-address table:column="10" table:row="5" table:table="0"/>
          <office:change-info>
            <dc:creator> </dc:creator>
            <dc:date>2021-12-06T08:42:57.056894439</dc:date>
          </office:change-info>
          <table:previous table:id="ct37">
            <table:change-track-table-cell office:value-type="string">
              <text:p>1.3520133635024707/2</text:p>
            </table:change-track-table-cell>
          </table:previous>
        </table:cell-content-change>
        <table:cell-content-change table:id="ct64">
          <table:cell-address table:column="10" table:row="5" table:table="0"/>
          <office:change-info>
            <dc:creator> </dc:creator>
            <dc:date>2021-12-06T08:42:58.957214945</dc:date>
          </office:change-info>
          <table:previous table:id="ct63">
            <table:change-track-table-cell/>
          </table:previous>
        </table:cell-content-change>
        <table:insertion table:id="ct65" table:type="column" table:position="11" table:table="1">
          <office:change-info>
            <dc:creator> </dc:creator>
            <dc:date>2021-12-06T08:54:32.794672481</dc:date>
          </office:change-info>
          <table:dependencies>
            <table:dependency table:id="ct106"/>
            <table:dependency table:id="ct96"/>
            <table:dependency table:id="ct81"/>
            <table:dependency table:id="ct67"/>
            <table:dependency table:id="ct66"/>
          </table:dependencies>
        </table:insertion>
        <table:cell-content-change table:id="ct66">
          <table:cell-address table:column="11" table:row="0" table:table="1"/>
          <office:change-info>
            <dc:creator> </dc:creator>
            <dc:date>2021-12-06T08:54:37.761868243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1" table:table="1"/>
          <office:change-info>
            <dc:creator> </dc:creator>
            <dc:date>2021-12-06T08:54:58.863542438</dc:date>
          </office:change-info>
          <table:previous>
            <table:change-track-table-cell/>
          </table:previous>
        </table:cell-content-change>
        <table:cell-content-change table:id="ct68">
          <table:cell-address table:column="12" table:row="21" table:table="1"/>
          <office:change-info>
            <dc:creator> </dc:creator>
            <dc:date>2021-12-06T08:55:01.548367745</dc:date>
          </office:change-info>
          <table:previous>
            <table:change-track-table-cell/>
          </table:previous>
        </table:cell-content-change>
        <table:cell-content-change table:id="ct69">
          <table:cell-address table:column="10" table:row="21" table:table="1"/>
          <office:change-info>
            <dc:creator> </dc:creator>
            <dc:date>2021-12-06T08:55:04.518306303</dc:date>
          </office:change-info>
          <table:previous>
            <table:change-track-table-cell/>
          </table:previous>
        </table:cell-content-change>
        <table:cell-content-change table:id="ct70">
          <table:cell-address table:column="12" table:row="21" table:table="1"/>
          <office:change-info>
            <dc:creator> </dc:creator>
            <dc:date>2021-12-06T08:55:10.669929725</dc:date>
          </office:change-info>
          <table:previous table:id="ct68">
            <table:change-track-table-cell office:value-type="string">
              <text:p>1.9773145375191552</text:p>
            </table:change-track-table-cell>
          </table:previous>
        </table:cell-content-change>
        <table:cell-content-change table:id="ct71">
          <table:cell-address table:column="9" table:row="21" table:table="1"/>
          <office:change-info>
            <dc:creator> </dc:creator>
            <dc:date>2021-12-06T08:55:16.932626473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22" table:table="1"/>
          <office:change-info>
            <dc:creator> </dc:creator>
            <dc:date>2021-12-06T08:55:16.932645159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23" table:table="1"/>
          <office:change-info>
            <dc:creator> </dc:creator>
            <dc:date>2021-12-06T08:55:16.932648814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1" table:table="1"/>
          <office:change-info>
            <dc:creator> </dc:creator>
            <dc:date>2021-12-06T08:55:23.543930748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1" table:table="1"/>
          <office:change-info>
            <dc:creator> </dc:creator>
            <dc:date>2021-12-06T08:55:28.840725754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1" table:table="1"/>
          <office:change-info>
            <dc:creator> </dc:creator>
            <dc:date>2021-12-06T08:55:40.225726226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1" table:row="21" table:table="1"/>
          <office:change-info>
            <dc:creator> </dc:creator>
            <dc:date>2021-12-06T08:55:46.075866454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21" table:table="1"/>
          <office:change-info>
            <dc:creator> </dc:creator>
            <dc:date>2021-12-06T08:55:46.075880897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21" table:table="1"/>
          <office:change-info>
            <dc:creator> </dc:creator>
            <dc:date>2021-12-06T08:55:47.137284596</dc:date>
          </office:change-info>
          <table:previous>
            <table:change-track-table-cell/>
          </table:previous>
        </table:cell-content-change>
        <table:cell-content-change table:id="ct80">
          <table:cell-address table:column="10" table:row="25" table:table="1"/>
          <office:change-info>
            <dc:creator> </dc:creator>
            <dc:date>2021-12-06T14:42:21.509606882</dc:date>
          </office:change-info>
          <table:previous>
            <table:change-track-table-cell/>
          </table:previous>
        </table:cell-content-change>
        <table:cell-content-change table:id="ct81">
          <table:cell-address table:column="11" table:row="25" table:table="1"/>
          <office:change-info>
            <dc:creator> </dc:creator>
            <dc:date>2021-12-06T14:42:32.368859008</dc:date>
          </office:change-info>
          <table:previous>
            <table:change-track-table-cell/>
          </table:previous>
        </table:cell-content-change>
        <table:cell-content-change table:id="ct82">
          <table:cell-address table:column="12" table:row="25" table:table="1"/>
          <office:change-info>
            <dc:creator> </dc:creator>
            <dc:date>2021-12-06T14:42:33.163505140</dc:date>
          </office:change-info>
          <table:previous>
            <table:change-track-table-cell/>
          </table:previous>
        </table:cell-content-change>
        <table:cell-content-change table:id="ct83">
          <table:cell-address table:column="9" table:row="25" table:table="1"/>
          <office:change-info>
            <dc:creator> </dc:creator>
            <dc:date>2021-12-06T14:42:45.582529976</dc:date>
          </office:change-info>
          <table:previous>
            <table:change-track-table-cell/>
          </table:previous>
        </table:cell-content-change>
        <table:cell-content-change table:id="ct84">
          <table:cell-address table:column="9" table:row="26" table:table="1"/>
          <office:change-info>
            <dc:creator> </dc:creator>
            <dc:date>2021-12-06T14:42:45.582538757</dc:date>
          </office:change-info>
          <table:previous>
            <table:change-track-table-cell/>
          </table:previous>
        </table:cell-content-change>
        <table:cell-content-change table:id="ct85">
          <table:cell-address table:column="9" table:row="27" table:table="1"/>
          <office:change-info>
            <dc:creator> </dc:creator>
            <dc:date>2021-12-06T14:42:45.582540483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25" table:table="1"/>
          <office:change-info>
            <dc:creator> </dc:creator>
            <dc:date>2021-12-06T14:43:00.423669314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21" table:table="1"/>
          <office:change-info>
            <dc:creator> </dc:creator>
            <dc:date>2021-12-06T14:43:03.274796003</dc:date>
          </office:change-info>
          <table:previous table:id="ct77">
            <table:change-track-table-cell office:value-type="float" office:value="500"/>
          </table:previous>
        </table:cell-content-change>
        <table:cell-content-change table:id="ct88">
          <table:cell-address table:column="1" table:row="17" table:table="1"/>
          <office:change-info>
            <dc:creator> </dc:creator>
            <dc:date>2021-12-06T14:43:06.647728086</dc:date>
          </office:change-info>
          <table:previous table:id="ct9">
            <table:change-track-table-cell office:value-type="float" office:value="500"/>
          </table:previous>
        </table:cell-content-change>
        <table:cell-content-change table:id="ct89">
          <table:cell-address table:column="1" table:row="25" table:table="1"/>
          <office:change-info>
            <dc:creator> </dc:creator>
            <dc:date>2021-12-06T14:43:10.001677562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25" table:table="1"/>
          <office:change-info>
            <dc:creator> </dc:creator>
            <dc:date>2021-12-06T14:43:14.55977838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25" table:table="1"/>
          <office:change-info>
            <dc:creator> </dc:creator>
            <dc:date>2021-12-06T14:43:18.008421524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29" table:table="1"/>
          <office:change-info>
            <dc:creator> </dc:creator>
            <dc:date>2021-12-09T08:57:27.026894841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29" table:table="1"/>
          <office:change-info>
            <dc:creator> </dc:creator>
            <dc:date>2021-12-09T08:57:30.105774957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29" table:table="1"/>
          <office:change-info>
            <dc:creator> </dc:creator>
            <dc:date>2021-12-09T08:57:33.631360243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29" table:table="1"/>
          <office:change-info>
            <dc:creator> </dc:creator>
            <dc:date>2021-12-09T08:57:37.675234075</dc:date>
          </office:change-info>
          <table:previous>
            <table:change-track-table-cell/>
          </table:previous>
        </table:cell-content-change>
        <table:cell-content-change table:id="ct96">
          <table:cell-address table:column="11" table:row="29" table:table="1"/>
          <office:change-info>
            <dc:creator> </dc:creator>
            <dc:date>2021-12-09T08:57:51.467582902</dc:date>
          </office:change-info>
          <table:previous>
            <table:change-track-table-cell/>
          </table:previous>
        </table:cell-content-change>
        <table:cell-content-change table:id="ct97">
          <table:cell-address table:column="9" table:row="29" table:table="1"/>
          <office:change-info>
            <dc:creator> </dc:creator>
            <dc:date>2021-12-09T08:58:02.828792477</dc:date>
          </office:change-info>
          <table:previous>
            <table:change-track-table-cell/>
          </table:previous>
        </table:cell-content-change>
        <table:cell-content-change table:id="ct98">
          <table:cell-address table:column="9" table:row="30" table:table="1"/>
          <office:change-info>
            <dc:creator> </dc:creator>
            <dc:date>2021-12-09T08:58:02.828804379</dc:date>
          </office:change-info>
          <table:previous>
            <table:change-track-table-cell/>
          </table:previous>
        </table:cell-content-change>
        <table:cell-content-change table:id="ct99">
          <table:cell-address table:column="9" table:row="31" table:table="1"/>
          <office:change-info>
            <dc:creator> </dc:creator>
            <dc:date>2021-12-09T08:58:02.828806610</dc:date>
          </office:change-info>
          <table:previous>
            <table:change-track-table-cell/>
          </table:previous>
        </table:cell-content-change>
        <table:cell-content-change table:id="ct100">
          <table:cell-address table:column="10" table:row="29" table:table="1"/>
          <office:change-info>
            <dc:creator> </dc:creator>
            <dc:date>2021-12-09T08:58:10.889894890</dc:date>
          </office:change-info>
          <table:previous>
            <table:change-track-table-cell/>
          </table:previous>
        </table:cell-content-change>
        <table:cell-content-change table:id="ct101">
          <table:cell-address table:column="12" table:row="29" table:table="1"/>
          <office:change-info>
            <dc:creator> </dc:creator>
            <dc:date>2021-12-09T08:58:17.075337056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33" table:table="1"/>
          <office:change-info>
            <dc:creator> </dc:creator>
            <dc:date>2021-12-09T09:45:41.841361017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33" table:table="1"/>
          <office:change-info>
            <dc:creator> </dc:creator>
            <dc:date>2021-12-09T09:45:47.188305531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33" table:table="1"/>
          <office:change-info>
            <dc:creator> </dc:creator>
            <dc:date>2021-12-09T09:45:51.64755330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3" table:table="1"/>
          <office:change-info>
            <dc:creator> </dc:creator>
            <dc:date>2021-12-09T09:45:55.542625151</dc:date>
          </office:change-info>
          <table:previous>
            <table:change-track-table-cell/>
          </table:previous>
        </table:cell-content-change>
        <table:cell-content-change table:id="ct106">
          <table:cell-address table:column="11" table:row="33" table:table="1"/>
          <office:change-info>
            <dc:creator> </dc:creator>
            <dc:date>2021-12-09T09:46:05.999036581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33" table:table="1"/>
          <office:change-info>
            <dc:creator> </dc:creator>
            <dc:date>2021-12-09T09:46:22.184482740</dc:date>
          </office:change-info>
          <table:previous>
            <table:change-track-table-cell/>
          </table:previous>
        </table:cell-content-change>
        <table:cell-content-change table:id="ct108">
          <table:cell-address table:column="9" table:row="34" table:table="1"/>
          <office:change-info>
            <dc:creator> </dc:creator>
            <dc:date>2021-12-09T09:46:22.184494550</dc:date>
          </office:change-info>
          <table:previous>
            <table:change-track-table-cell/>
          </table:previous>
        </table:cell-content-change>
        <table:cell-content-change table:id="ct109">
          <table:cell-address table:column="9" table:row="35" table:table="1"/>
          <office:change-info>
            <dc:creator> </dc:creator>
            <dc:date>2021-12-09T09:46:22.184497382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33" table:table="1"/>
          <office:change-info>
            <dc:creator> </dc:creator>
            <dc:date>2021-12-09T09:46:32.116125499</dc:date>
          </office:change-info>
          <table:previous>
            <table:change-track-table-cell/>
          </table:previous>
        </table:cell-content-change>
        <table:cell-content-change table:id="ct111">
          <table:cell-address table:column="12" table:row="33" table:table="1"/>
          <office:change-info>
            <dc:creator> </dc:creator>
            <dc:date>2021-12-09T09:46:41.69972891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6613930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6139304 0. <text:s text:c="7"/>]]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0.66777791681</text:p>
          </table:table-cell>
          <table:table-cell/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0.67600668175</text:p>
          </table:table-cell>
          <table:table-cell/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1.13330638]</text:p>
          </table:table-cell>
          <table:table-cell office:value-type="string" calcext:value-type="string">
            <text:p>0.7545046620573013</text:p>
          </table:table-cell>
          <table:table-cell/>
          <table:table-cell office:value-type="string" calcext:value-type="string">
            <text:p>[1.5994213492975002, 0.9067708300244179, 0.7673163633149052, 0.7545046620573013, 0.8219057741471985, 0.8301592338637083, 0.8508167039010271, 0.8728654995792728, 0.8265655079924141, 0.7879851464898749, 0.8384625248793319, 0.8353707846582887, 0.8065317913052813, 0.7683519421152574, 0.8398160791570736, 0.8083841171803214, 0.8673800672807515, 0.8663555878955645, 0.8285066904753637, 0.8360133896752103, 0.914182339875465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1.13330638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[[0. <text:s text:c="8"/>0.27520657]</text:p>
          </table:table-cell>
          <table:table-cell office:value-type="string" calcext:value-type="string">
            <text:p>0.7574531058987385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357438336077011, 0.884075974454879, 0.8040248281188592, 0.7574531058987385, 0.9047052623127575, 0.9461154511003665, 1.2499398407928553, 0.9612519307757872, 0.8524329988022097, 0.8741930527794287, 1.344183722398261, 0.9336917756030515, 0.8113530623324088, 1.0253705427180404, 1.0165947383031484, 1.0629821601930407, 1.0372706923844905, 0.9945730814243875, 0.8653211342095415, 1.7347722303568471, 1.3775536186312904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27520657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  <table:table-cell office:value-type="string" calcext:value-type="string">
            <text:p>[[0. <text:s text:c="8"/>0.65286164]</text:p>
          </table:table-cell>
          <table:table-cell office:value-type="string" calcext:value-type="string">
            <text:p>0.7306253314251993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4140767670902274, 1.0624301747738876, 0.9251900834694506, 0.8768356442193194, 0.8367121997486926, 0.8167821824133445, 0.791102304456962, 0.7830789026702938, 0.7742405986101198, 0.761101802275563, 0.7473030452916486, 0.7477439981353424, 0.7419089858367371, 0.7550700405754649, 0.7478616544290301, 0.7306253314251993, 0.7329865527332998, 0.7409990511933691, 0.7469934038411211, 0.7496041429545498, 0.741614692540090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65286164 0. <text:s text:c="7"/>]]</text:p>
          </table:table-cell>
          <table:table-cell table:number-columns-repeated="3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5.432570042146971</text:p>
          </table:table-cell>
          <table:table-cell/>
          <table:table-cell office:value-type="string" calcext:value-type="string">
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9619712 0. <text:s text:c="8"/>0.5396926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3953082 0.5396926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31757639 0.6490406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31757639 0. <text:s text:c="8"/>0.3815466 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4904065 0.3815466 <text:s/>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11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table:style-name="ce12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/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0992254 0. <text:s text:c="8"/>0.6329465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93374289 0.63294655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/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3444913 0. <text:s text:c="8"/>0.31198832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4277272 0.31198832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/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56138073 0. <text:s text:c="8"/>0.79858206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1.20309321 0.79858206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1943306 <text:s/>0.47200392]</text:p>
          </table:table-cell>
          <table:table-cell office:value-type="string" calcext:value-type="string">
            <text:p>1.9773145375191552</text:p>
          </table:table-cell>
          <table:table-cell office:value-type="string" calcext:value-type="string">
            <text:p>hard triplets</text:p>
          </table:table-cell>
          <table:table-cell office:value-type="string" calcext:value-type="string">
            <text:p>[4.566014095588109, 3.9606328266918442, 3.0512851464446, 2.599179693241045, 2.3438979027601277, 2.19047480127133, 2.101834844418972, 2.1081001699668303, 2.1057649361201114, 2.00906159024379, 2.041477957884767, 2.0129189776767977, 1.9912605039073934, 2.0520016662943092, 1.9773145375191552, 2.0137262143362924, 1.9794448631541457, 1.9990672262065565, 2.023914981882202, 2.0623083591846085, 2.10203725493989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943306 <text:s/>0. <text:s text:c="8"/>0.2974917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7200392 0.2974917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33973182 0.87256966]</text:p>
          </table:table-cell>
          <table:table-cell office:value-type="string" calcext:value-type="string">
            <text:p>1.5769895151861488</text:p>
          </table:table-cell>
          <table:table-cell office:value-type="string" calcext:value-type="string">
            <text:p>ZZ ZZ</text:p>
          </table:table-cell>
          <table:table-cell office:value-type="string" calcext:value-type="string">
            <text:p>[11.747240950278263, 16.541953822646864, 4.771969688070011, 2.552435930779533, 2.2814137488671293, 1.9116645813924347, 1.974948870415708, 1.6730939686021216, 2.0211264691216155, 1.5769895151861488, 1.987573077424117, 1.7925306422110825, 2.13433093238193, 1.9678771588925097, 2.043446635410744, 2.024396471907652, 1.9541475685522514, 1.8179644798171504, 1.9882314356651005, 1.950995800938565, 2.315670085452852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3973182 0. <text:s text:c="8"/>0.55406801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7256966 0.55406801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31467666 0.72961794]</text:p>
          </table:table-cell>
          <table:table-cell office:value-type="string" calcext:value-type="string">
            <text:p>1.847613825455853</text:p>
          </table:table-cell>
          <table:table-cell office:value-type="string" calcext:value-type="string">
            <text:p>P=0,4 0,4, 0,2</text:p>
          </table:table-cell>
          <table:table-cell office:value-type="string" calcext:value-type="string">
            <text:p>[4.48640492121234, 2.5091731558419563, 1.9718025082043578, 2.026539390831687, 2.425831023066282, 1.9841288300926354, 1.9067936303770328, 1.847613825455853, 2.0520618941496447, 2.819529487994656, 2.1309436978799656, 2.228796091197656, 2.0336927784552565, 1.9356806880375224, 2.0026979623190635, 2.139556919440732, 1.973655729501919, 1.9550934451849982, 2.056544326481, 2.0381154938488955, 2.273185118168789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1467666 0. <text:s text:c="8"/>0.569839 <text:s/>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72961794 0.569839 <text:s text:c="2"/>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4298407 <text:s/>0.87637916]</text:p>
          </table:table-cell>
          <table:table-cell office:value-type="string" calcext:value-type="string">
            <text:p>1.8160751712941219</text:p>
          </table:table-cell>
          <table:table-cell office:value-type="string" calcext:value-type="string">
            <text:p>P changing</text:p>
          </table:table-cell>
          <table:table-cell office:value-type="string" calcext:value-type="string">
            <text:p><text:s/>[4.48640492121234, 2.5091731558419563, 1.9718025082043578, 2.026539390831687, 2.425831023066282, 1.9841288300926354, 1.9067936303770328, 1.847613825455853, 2.049287352314794, 2.0042449232791095, 1.8160751712941219, 1.9491633743850725, 1.924946865502757, 1.9862716186468738, 2.0117921686013114, 2.0772448847421328, 2.207634794447645, 2.1067929364565927, 2.253219792156709, 1.9534811908864345, 2.0460765118852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4298407 <text:s/>0. <text:s text:c="8"/>0.60762239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7637916 0.60762239 0. <text:s text:c="7"/>]]</text:p>
          </table:table-cell>
          <table:table-cell table:number-columns-repeated="3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 Klass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0:45:30.7933345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09T10:46:42.856043451</dc:date>
    <meta:editing-duration>PT4H45M52S</meta:editing-duration>
    <meta:editing-cycles>26</meta:editing-cycles>
    <meta:generator>LibreOffice/6.4.7.2$Linux_X86_64 LibreOffice_project/40$Build-2</meta:generator>
    <meta:document-statistic meta:table-count="3" meta:cell-count="209" meta:object-count="0"/>
  </office:meta>
</office:document-meta>
</file>